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P3" style:family="paragraph" style:parent-style-name="Standard">
      <style:paragraph-properties fo:margin-bottom="0.1667in"/>
      <style:text-properties style:font-name="Times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31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08/31/13.36.05/">神氣如魚 暢快如風</text:a></text:p>
      <text:p text:style-name="P3"><text:a xlink:type="simple" xlink:href="http://kinship.habago.org/archives/ponponwind-thumb.jpg">ponponwind.jpg</text:a></text:p>
      <text:p text:style-name="P2"/>
      <text:p text:style-name="P2">（神氣如魚 暢快如風，胖胖畫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